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43431"/>
    </style:style>
    <style:style style:name="P2" style:family="paragraph" style:parent-style-name="Standard">
      <style:paragraph-properties fo:text-align="justify" style:justify-single-word="false"/>
      <style:text-properties officeooo:paragraph-rsid="0014816b"/>
    </style:style>
    <style:style style:name="P3" style:family="paragraph" style:parent-style-name="Standard">
      <style:paragraph-properties fo:text-align="justify" style:justify-single-word="false"/>
      <style:text-properties officeooo:rsid="00143431" officeooo:paragraph-rsid="00143431"/>
    </style:style>
    <style:style style:name="P4" style:family="paragraph" style:parent-style-name="Standard">
      <style:paragraph-properties fo:text-align="justify" style:justify-single-word="false"/>
      <style:text-properties officeooo:rsid="00143431" officeooo:paragraph-rsid="00143431"/>
    </style:style>
    <style:style style:name="T1" style:family="text">
      <style:text-properties fo:font-size="12pt"/>
    </style:style>
    <style:style style:name="T2" style:family="text">
      <style:text-properties fo:font-size="12pt" fo:font-weight="normal" officeooo:rsid="0014816b" style:font-weight-asian="normal" style:font-weight-complex="normal"/>
    </style:style>
    <style:style style:name="T3" style:family="text">
      <style:text-properties officeooo:rsid="001434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UGAS</text:p>
      <text:p text:style-name="P3">1. Manfaat Shell dalam belajar sistem operasi komputer Linux?</text:p>
      <text:p text:style-name="P3">2. Jelaskan kelebihan dan kekurangan teks editor dibandingkan editor teks libreoffice writer?</text:p>
      <text:p text:style-name="P3"/>
      <text:p text:style-name="P3">JAWABAN</text:p>
      <text:p text:style-name="P1"><text:span text:style-name="T3">1. <text:s text:c="2"/>- </text:span>Kebanyakan konfigurasi sistem dapat dilakukan dari shell command.</text:p>
      <text:p text:style-name="P1"><text:s text:c="6"/>- Linux shell memberikan fleksibilitas terutama saat anda bekerja dengan banyak file.</text:p>
      <text:p text:style-name="P1"><text:s text:c="7"/>- Untuk tindakan penyelamatan terhadap sebuah  data atau recovery terhadap sistem dan</text:p>
      <text:p text:style-name="P1"><text:s text:c="9"/>pekerjaan maintenance sistem pada single mode dapat anda lakukan lewat shell command. </text:p>
      <text:p text:style-name="P1"/>
      <text:p text:style-name="P3">2. <text:s/>Kelebihan teks editor vim</text:p>
      <text:p text:style-name="P1"/>
      <text:p text:style-name="P1"><text:s/><text:bookmark text:name="075d"/>Vim Text Editor Yang Efisien</text:p>
      <text:p text:style-name="P1">- <text:span text:style-name="T3">memudahkan dalam menandakan kode program dan juga penanda teks seperti penggunaan huruf normal, tebal maupun cetak miring.</text:span></text:p>
      <text:p text:style-name="P1"><text:span text:style-name="Strong_20_Emphasis"><text:span text:style-name="T1">- </text:span></text:span><text:span text:style-name="Strong_20_Emphasis"><text:span text:style-name="T2">lebih produktif</text:span></text:span></text:p>
      <text:p text:style-name="P1"><text:span text:style-name="Strong_20_Emphasis"><text:span text:style-name="T2">- dapat mengetahui bagaimana kerjanya menjadi seorang programmer </text:span></text:span></text:p>
      <text:p text:style-name="P2"><text:span text:style-name="Strong_20_Emphasis"><text:span text:style-name="T2">Kekurangan teks editor vim</text:span></text:span></text:p>
      <text:p text:style-name="P2"><text:span text:style-name="Strong_20_Emphasis"><text:span text:style-name="T2">- aplikasi yang relatif besar memakan ram pada saat di jalankan, ram 2 gb itu sudah lumayan berat,</text:span></text:span></text:p>
      <text:p text:style-name="Standard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2:21:26.570667980</meta:creation-date>
    <dc:date>2018-10-25T12:21:47.157617991</dc:date>
    <meta:editing-duration>PT21S</meta:editing-duration>
    <meta:editing-cycles>1</meta:editing-cycles>
    <meta:document-statistic meta:table-count="0" meta:image-count="0" meta:object-count="0" meta:page-count="1" meta:paragraph-count="15" meta:word-count="130" meta:character-count="904" meta:non-whitespace-character-count="760"/>
    <meta:generator>LibreOffice/6.0.3.2$Linux_X86_64 LibreOffice_project/00m0$Build-2</meta:generator>
  </office:meta>
</office:document-meta>
</file>